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DB Test Plan</text:title></text:p>
      <text:p text:style-name="OrgTitle"/>
      <text:p text:style-name="OrgSubtitle"><text:initial-creator>David A. Ventimiglia</text:initial-creator></text:p>
      <text:p text:style-name="OrgSubtitle"/>
      <text:p text:style-name="OrgSubtitle"><text:span text:style-name="OrgActiveTimestamp">&lt;2022-06-03 Fri&gt;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df5767">1. Databases</text:a></text:p>
          <text:p text:style-name="Contents_20_2"><text:a xlink:type="simple" xlink:href="#orgdac9ccf">1.1. Postgres</text:a></text:p>
          <text:p text:style-name="Contents_20_2"><text:a xlink:type="simple" xlink:href="#org52bd035">1.2. Schema</text:a></text:p>
          <text:p text:style-name="Contents_20_3"><text:a xlink:type="simple" xlink:href="#org6e10b94">1.2.1. <text:span text:style-name="OrgTodo">DONE</text:span> Table Basics</text:a></text:p>
          <text:p text:style-name="Contents_20_3"><text:a xlink:type="simple" xlink:href="#org307aee3">1.2.2. <text:span text:style-name="OrgTodo">DONE</text:span> Table Relationships</text:a></text:p>
          <text:p text:style-name="Contents_20_3"><text:a xlink:type="simple" xlink:href="#org5de81f7">1.2.3. <text:span text:style-name="OrgTodo">TODO</text:span> Remote Relationships <text:span text:style-name="OrgTags">[<text:span text:style-name="OrgTag">DOES_NOT_INVOLVE_DB</text:span>]</text:span></text:a></text:p>
          <text:p text:style-name="Contents_20_3"><text:a xlink:type="simple" xlink:href="#orga8805e9">1.2.4. <text:span text:style-name="OrgTodo">DONE</text:span> Extend with Views</text:a></text:p>
          <text:p text:style-name="Contents_20_3"><text:a xlink:type="simple" xlink:href="#orgd44d416">1.2.5. <text:span text:style-name="OrgTodo">DONE</text:span> Extend with SQL Functions</text:a></text:p>
          <text:p text:style-name="Contents_20_3"><text:a xlink:type="simple" xlink:href="#org9cea581">1.2.6. <text:span text:style-name="OrgTodo">DONE</text:span> Default field values</text:a></text:p>
          <text:p text:style-name="Contents_20_3"><text:a xlink:type="simple" xlink:href="#org35cabfb">1.2.7. <text:span text:style-name="OrgTodo">DONE</text:span> Enum type fields</text:a></text:p>
          <text:p text:style-name="Contents_20_3"><text:a xlink:type="simple" xlink:href="#org02bce19">1.2.8. <text:span text:style-name="OrgTodo">DONE</text:span> Computed fields</text:a></text:p>
          <text:p text:style-name="Contents_20_3"><text:a xlink:type="simple" xlink:href="#orgeb0ea6d">1.2.9. <text:span text:style-name="OrgTodo">DONE</text:span> Customize auto-generated fields <text:span text:style-name="OrgTags">[<text:span text:style-name="OrgTag">DOES_NOT_INVOLVE_DB</text:span>]</text:span></text:a></text:p>
          <text:p text:style-name="Contents_20_3"><text:a xlink:type="simple" xlink:href="#org6f774b2">1.2.10. <text:span text:style-name="OrgTodo">DONE</text:span> Data validations</text:a></text:p>
          <text:p text:style-name="Contents_20_3"><text:a xlink:type="simple" xlink:href="#org812f473">1.2.11. <text:span text:style-name="OrgTodo">DONE</text:span> Using an existing database</text:a></text:p>
          <text:p text:style-name="Contents_20_3"><text:a xlink:type="simple" xlink:href="#org41c2c30">1.2.12. <text:span text:style-name="OrgTodo">DONE</text:span> Relay Schema <text:span text:style-name="OrgTags">[<text:span text:style-name="OrgTag">DOES_NOT_INVOLVE_DB</text:span>]</text:span></text:a></text:p>
          <text:p text:style-name="Contents_20_2"><text:a xlink:type="simple" xlink:href="#orgf3bba01">1.3. Queries</text:a></text:p>
          <text:p text:style-name="Contents_20_3"><text:a xlink:type="simple" xlink:href="#org1f1d2bb">1.3.1. <text:span text:style-name="OrgTodo">DONE</text:span> Simple object queries</text:a></text:p>
          <text:p text:style-name="Contents_20_3"><text:a xlink:type="simple" xlink:href="#org81405ea">1.3.2. <text:span text:style-name="OrgTodo">DONE</text:span> Nested object queries</text:a></text:p>
          <text:p text:style-name="Contents_20_3"><text:a xlink:type="simple" xlink:href="#org76c96be">1.3.3. <text:span text:style-name="OrgTodo">DONE</text:span> Aggregation queries</text:a></text:p>
          <text:p text:style-name="Contents_20_3"><text:a xlink:type="simple" xlink:href="#org5821787">1.3.4. <text:span text:style-name="OrgTodo">DONE</text:span> Filter query results / search queries</text:a></text:p>
          <text:p text:style-name="Contents_20_3"><text:a xlink:type="simple" xlink:href="#org4f5e08f">1.3.5. <text:span text:style-name="OrgTodo">DONE</text:span> Sort query results</text:a></text:p>
          <text:p text:style-name="Contents_20_3"><text:a xlink:type="simple" xlink:href="#org8395ef1">1.3.6. <text:span text:style-name="OrgTodo">DONE</text:span> Distinct query results</text:a></text:p>
          <text:p text:style-name="Contents_20_3"><text:a xlink:type="simple" xlink:href="#org242ea9c">1.3.7. <text:span text:style-name="OrgTodo">TODO</text:span> Using multiple arguments <text:span text:style-name="OrgTags">[<text:span text:style-name="OrgTag">DOES_NOT_INVOLVE_DB</text:span>]</text:span></text:a></text:p>
          <text:p text:style-name="Contents_20_3"><text:a xlink:type="simple" xlink:href="#org16c454a">1.3.8. <text:span text:style-name="OrgTodo">TODO</text:span> Multiple queries in a request <text:span text:style-name="OrgTags">[<text:span text:style-name="OrgTag">DOES_NOT_INVOLVE_DB</text:span>]</text:span></text:a></text:p>
          <text:p text:style-name="Contents_20_3"><text:a xlink:type="simple" xlink:href="#org04dd683">1.3.9. <text:span text:style-name="OrgTodo">TODO</text:span> Using variables / aliases / fragments / directives <text:span text:style-name="OrgTags">[<text:span text:style-name="OrgTag">DOES_NOT_INVOLVE_DB</text:span>]</text:span></text:a></text:p>
          <text:p text:style-name="Contents_20_3"><text:a xlink:type="simple" xlink:href="#org19b0763">1.3.10. <text:span text:style-name="OrgTodo">TODO</text:span> Query performance</text:a></text:p>
          <text:p text:style-name="Contents_20_2"><text:a xlink:type="simple" xlink:href="#org597c3cd">1.4. Mutations</text:a></text:p>
          <text:p text:style-name="Contents_20_3"><text:a xlink:type="simple" xlink:href="#org4570d12">1.4.1. <text:span text:style-name="OrgTodo">DONE</text:span> Insert</text:a></text:p>
          <text:p text:style-name="Contents_20_3"><text:a xlink:type="simple" xlink:href="#orgbccf1bf">1.4.2. <text:span text:style-name="OrgTodo">TODO</text:span> Upsert</text:a></text:p>
          <text:p text:style-name="Contents_20_3"><text:a xlink:type="simple" xlink:href="#org9f9f119">1.4.3. <text:span text:style-name="OrgTodo">DONE</text:span> Update</text:a></text:p>
          <text:p text:style-name="Contents_20_3"><text:a xlink:type="simple" xlink:href="#org60c6e04">1.4.4. <text:span text:style-name="OrgTodo">TODO</text:span> Delete</text:a></text:p>
          <text:p text:style-name="Contents_20_3"><text:a xlink:type="simple" xlink:href="#orge6eb832">1.4.5. <text:span text:style-name="OrgTodo">TODO</text:span> Multiple mutations in a request</text:a></text:p>
          <text:p text:style-name="Contents_20_2"><text:a xlink:type="simple" xlink:href="#org6422fd0">1.5. Subscriptions</text:a></text:p>
          <text:p text:style-name="Contents_20_3"><text:a xlink:type="simple" xlink:href="#org66f2294">1.5.1. <text:span text:style-name="OrgTodo">DONE</text:span> Live queries</text:a></text:p>
          <text:p text:style-name="Contents_20_2"><text:a xlink:type="simple" xlink:href="#orgd0df329">1.6. Supported Postgres types</text:a></text:p>
          <text:p text:style-name="Contents_20_3"><text:a xlink:type="simple" xlink:href="#orgfc60ea0">1.6.1. <text:span text:style-name="OrgTodo">DONE</text:span> Perform inserts on the <text:span text:style-name="OrgCode">misc</text:span> table.</text:a></text:p>
          <text:p text:style-name="Contents_20_1"><text:a xlink:type="simple" xlink:href="#org244276d">2. Remote Schema</text:a></text:p>
          <text:p text:style-name="Contents_20_2"><text:a xlink:type="simple" xlink:href="#org3945fad">2.1. Remote relationships</text:a></text:p>
          <text:p text:style-name="Contents_20_3"><text:a xlink:type="simple" xlink:href="#org12254b1">2.1.1. <text:span text:style-name="OrgTodo">TODO</text:span> To remote database</text:a></text:p>
          <text:p text:style-name="Contents_20_3"><text:a xlink:type="simple" xlink:href="#org30c7cbb">2.1.2. <text:span text:style-name="OrgTodo">TODO</text:span> To Remote Schema <text:span text:style-name="OrgTags">[<text:span text:style-name="OrgTag">DOES_NOT_INVOLVE_DB</text:span>]</text:span></text:a></text:p>
          <text:p text:style-name="Contents_20_2"><text:a xlink:type="simple" xlink:href="#orgfb8d33e">2.2. Authorization in remote schema</text:a></text:p>
          <text:p text:style-name="Contents_20_3"><text:a xlink:type="simple" xlink:href="#orgd9db446">2.2.1. <text:span text:style-name="OrgTodo">TODO</text:span> Forwarding auth context to/from remote schema <text:span text:style-name="OrgTags">[<text:span text:style-name="OrgTag">DOES_NOT_INVOLVE_DB</text:span>]</text:span></text:a></text:p>
          <text:p text:style-name="Contents_20_3"><text:a xlink:type="simple" xlink:href="#org8cc36a0">2.2.2. <text:span text:style-name="OrgTodo">TODO</text:span> Remote schema permissions <text:span text:style-name="OrgTags">[<text:span text:style-name="OrgTag">DOES_NOT_INVOLVE_DB</text:span>]</text:span></text:a></text:p>
          <text:p text:style-name="Contents_20_3"><text:a xlink:type="simple" xlink:href="#orge2c6141">2.2.3. <text:span text:style-name="OrgTodo">TODO</text:span> Bypassing Hasura's auth for remote schema <text:span text:style-name="OrgTags">[<text:span text:style-name="OrgTag">DOES_NOT_INVOLVE_DB</text:span>]</text:span></text:a></text:p>
          <text:p text:style-name="Contents_20_1"><text:a xlink:type="simple" xlink:href="#org788ac13">3. Event Triggers</text:a></text:p>
          <text:p text:style-name="Contents_20_2"><text:a xlink:type="simple" xlink:href="#org8e1f079">3.1. Creating an Event Trigger</text:a></text:p>
          <text:p text:style-name="Contents_20_3"><text:a xlink:type="simple" xlink:href="#org27163a1">3.1.1. <text:span text:style-name="OrgTodo">TODO</text:span> Create an insert trigger</text:a></text:p>
          <text:p text:style-name="Contents_20_3"><text:a xlink:type="simple" xlink:href="#org1ac3640">3.1.2. <text:span text:style-name="OrgTodo">TODO</text:span> Create an update trigger</text:a></text:p>
          <text:p text:style-name="Contents_20_1"><text:a xlink:type="simple" xlink:href="#orgba8c78a">4. Scheduled Triggers</text:a></text:p>
          <text:p text:style-name="Contents_20_2"><text:a xlink:type="simple" xlink:href="#org2399d45">4.1. Creating a chron trigger</text:a></text:p>
          <text:p text:style-name="Contents_20_3"><text:a xlink:type="simple" xlink:href="#org5d7d405">4.1.1. <text:span text:style-name="OrgTodo">TODO</text:span> Create a chron trigger</text:a></text:p>
          <text:p text:style-name="Contents_20_2"><text:a xlink:type="simple" xlink:href="#orgbb32098">4.2. Creating a one-off scheduled event</text:a></text:p>
          <text:p text:style-name="Contents_20_3"><text:a xlink:type="simple" xlink:href="#org83d1d00">4.2.1. <text:span text:style-name="OrgTodo">TODO</text:span> Create a one-off scheduled event</text:a></text:p>
          <text:p text:style-name="Contents_20_2"><text:a xlink:type="simple" xlink:href="#org8e246e0">4.3. Cleaning up scheduled triggers data</text:a></text:p>
          <text:p text:style-name="Contents_20_3"><text:a xlink:type="simple" xlink:href="#org7f10eec">4.3.1. <text:span text:style-name="OrgTodo">TODO</text:span> Clear Everything</text:a></text:p>
          <text:p text:style-name="Contents_20_1"><text:a xlink:type="simple" xlink:href="#org6a56093">5. Test Matrix</text:a></text:p>
          <text:p text:style-name="Contents_20_2"><text:a xlink:type="simple" xlink:href="#org9d51148">5.1. NOTES</text:a></text:p>
        </text:index-body>
      </text:table-of-content>
      <text:h text:style-name="Heading_20_1" text:outline-level="1" text:is-list-header="false">
<text:bookmark-start text:name="OrgXref.org5df5767"/>
<text:bookmark text:name="org5df5767"/>Databases
<text:bookmark-end text:name="OrgXref.org5df5767"/></text:h>
      <text:h text:style-name="Heading_20_2" text:outline-level="2" text:is-list-header="false">
<text:bookmark-start text:name="OrgXref.orgdac9ccf"/>
<text:bookmark text:name="orgdac9ccf"/>Postgres
<text:bookmark-end text:name="OrgXref.orgdac9ccf"/></text:h>
      <text:h text:style-name="Heading_20_2" text:outline-level="2" text:is-list-header="false">
<text:bookmark-start text:name="OrgXref.org52bd035"/>
<text:bookmark text:name="org52bd035"/>Schema
<text:bookmark-end text:name="OrgXref.org52bd035"/></text:h>
      <text:h text:style-name="Heading_20_3" text:outline-level="3" text:is-list-header="false">
<text:bookmark-start text:name="OrgXref.org6e10b94"/>
<text:bookmark text:name="org6e10b94"/><text:span text:style-name="OrgDone">DONE</text:span> Table Basics
<text:bookmark-end text:name="OrgXref.org6e10b94"/></text:h>
      <text:list text:style-name="OrgBulletedList" text:continue-numbering="false">
        <text:list-item>
          <text:p text:style-name="Text_20_body"><text:span text:style-name="OrgCode">[ ] </text:span>Add database
</text:p>
        </text:list-item>
        <text:list-item>
          <text:p text:style-name="Text_20_body"><text:span text:style-name="OrgCode">[ ] </text:span>Add account and product tables
</text:p>
        </text:list-item>
        <text:list-item>
          <text:p text:style-name="Text_20_body"><text:span text:style-name="OrgCode">[ ] </text:span>Add account and product data
</text:p>
        </text:list-item>
        <text:list-item>
          <text:p text:style-name="Text_20_body"><text:span text:style-name="OrgCode">[ ] </text:span>Perform CRUD operations
</text:p>
          <text:list text:style-name="OrgBulletedList" text:continue-numbering="true">
            <text:list-item>
              <text:p text:style-name="Text_20_body">Read
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account(<text:span text:style-name="OrgSrcFontLockVariableNameFace">order_by</text:span>:<text:s/>{<text:span text:style-name="OrgSrcFontLockVariableNameFace">nam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created_at</text:p>
              <text:p text:style-name="OrgSrcBlock"><text:s/><text:s/><text:s/><text:s/>updated_at</text:p>
              <text:p text:style-name="OrgSrcBlock"><text:s/><text:s/>}</text:p>
              <text:p text:style-name="OrgSrcBlockLastLine">}</text:p>
              <text:p text:style-name="OrgSrcBlock"><text:span text:style-name="OrgSrcFontLockKeywordFace">query</text:span><text:s/><text:span text:style-name="OrgSrcFontLockFunctionNameFace">MyQuery</text:span><text:s/>{</text:p>
              <text:p text:style-name="OrgSrcBlock"><text:s/><text:s/>product(<text:span text:style-name="OrgSrcFontLockVariableNameFace">order_by</text:span>:<text:s/>{<text:span text:style-name="OrgSrcFontLockVariableNameFace">price</text:span>:<text:s/><text:span text:style-name="OrgSrcFontLockTypeFace">asc</text:span>},<text:s/>limit:<text:s/><text:span text:style-name="OrgSrcFontLockTypeFace">10</text:span>)<text:s/>{</text:p>
              <text:p text:style-name="OrgSrcBlock"><text:s/><text:s/><text:s/><text:s/>id</text:p>
              <text:p text:style-name="OrgSrcBlock"><text:s/><text:s/><text:s/><text:s/>name</text:p>
              <text:p text:style-name="OrgSrcBlock"><text:s/><text:s/><text:s/><text:s/>price</text:p>
              <text:p text:style-name="OrgSrcBlock"><text:s/><text:s/><text:s/><text:s/>updated_at</text:p>
              <text:p text:style-name="OrgSrcBlock"><text:s/><text:s/><text:s/><text:s/>created_at</text:p>
              <text:p text:style-name="OrgSrcBlock"><text:s/><text:s/>}</text:p>
              <text:p text:style-name="OrgSrcBlockLastLine">}</text:p>
            </text:list-item>
            <text:list-item>
              <text:p text:style-name="Text_20_body">Insert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account(<text:span text:style-name="OrgSrcFontLockVariableNameFace">objects</text:span>:<text:s/>{<text:span text:style-name="OrgSrcFontLockVariableNameFace">name</text:span>:<text:s/><text:span text:style-name="OrgSrcFontLockStringFace">"John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insert_product(<text:span text:style-name="OrgSrcFontLockVariableNameFace">objects</text:span>:<text:s/>{<text:span text:style-name="OrgSrcFontLockVariableNameFace">name</text:span>:<text:s/><text:span text:style-name="OrgSrcFontLockStringFace">"Doughnut"</text:span>,<text:s/>price:<text:s/><text:span text:style-name="OrgSrcFontLockTypeFace">100</text:span>})<text:s/>{</text:p>
              <text:p text:style-name="OrgSrcBlock"><text:s/><text:s/><text:s/><text:s/>returning<text:s/>{</text:p>
              <text:p text:style-name="OrgSrcBlock"><text:s/><text:s/><text:s/><text:s/><text:s/><text:s/>id</text:p>
              <text:p text:style-name="OrgSrcBlock"><text:s/><text:s/><text:s/><text:s/><text:s/><text:s/>name</text:p>
              <text:p text:style-name="OrgSrcBlock"><text:s/><text:s/><text:s/><text:s/><text:s/><text:s/>price</text:p>
              <text:p text:style-name="OrgSrcBlock"><text:s/><text:s/><text:s/><text:s/><text:s/><text:s/>updated_at</text:p>
              <text:p text:style-name="OrgSrcBlock"><text:s/><text:s/><text:s/><text:s/><text:s/><text:s/>created_at</text:p>
              <text:p text:style-name="OrgSrcBlock"><text:s/><text:s/><text:s/><text:s/>}</text:p>
              <text:p text:style-name="OrgSrcBlock"><text:s/><text:s/>}</text:p>
              <text:p text:style-name="OrgSrcBlockLastLine">}</text:p>
            </text:list-item>
            <text:list-item>
              <text:p text:style-name="Text_20_body">Upda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update_account(<text:span text:style-name="OrgSrcFontLockVariableNameFace">where</text:span>:<text:s/>{<text:span text:style-name="OrgSrcFontLockVariableNameFace">name</text:span>:<text:s/>{_eq:<text:s/><text:span text:style-name="OrgSrcFontLockStringFace">"John<text:s/>Doe"</text:span>}},<text:s/>_set:<text:s/>{name:<text:s/><text:span text:style-name="OrgSrcFontLockStringFace">"Jane<text:s/>Doe"</text:span>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  <text:list-item>
              <text:p text:style-name="Text_20_body">Delete
</text:p>
              <text:p text:style-name="OrgSrcBlock"><text:span text:style-name="OrgSrcFontLockKeywordFace">mutation</text:span><text:s/><text:span text:style-name="OrgSrcFontLockFunctionNameFace">MyMutation</text:span><text:s/>{</text:p>
              <text:p text:style-name="OrgSrcBlock"><text:s/><text:s/>delete_product(<text:span text:style-name="OrgSrcFontLockVariableNameFace">where</text:span>:<text:s/>{<text:span text:style-name="OrgSrcFontLockVariableNameFace">name</text:span>:<text:s/>{_eq:<text:s/><text:span text:style-name="OrgSrcFontLockStringFace">"Doughnut"</text:span>}})<text:s/>{</text:p>
              <text:p text:style-name="OrgSrcBlock"><text:s/><text:s/><text:s/><text:s/>affected_rows</text:p>
              <text:p text:style-name="OrgSrcBlock"><text:s/><text:s/>}</text:p>
              <text:p text:style-name="OrgSrcBlockLastLine">}</text:p>
            </text:list-item>
          </text:list>
        </text:list-item>
      </text:list>
      <text:h text:style-name="Heading_20_3" text:outline-level="3" text:is-list-header="false">
<text:bookmark-start text:name="OrgXref.org307aee3"/>
<text:bookmark text:name="org307aee3"/><text:span text:style-name="OrgDone">DONE</text:span> Table Relationships
<text:bookmark-end text:name="OrgXref.org307aee3"/></text:h>
      <text:list text:style-name="OrgBulletedList" text:continue-numbering="false">
        <text:list-item>
          <text:p text:style-name="Text_20_body"><text:span text:style-name="OrgCode">[ ] </text:span>Add the order and order detail tables
</text:p>
        </text:list-item>
        <text:list-item>
          <text:p text:style-name="Text_20_body"><text:span text:style-name="OrgCode">[ ] </text:span>Add relationships for account, order, order detail, and product
</text:p>
        </text:list-item>
        <text:list-item>
          <text:p text:style-name="Text_20_body"><text:span text:style-name="OrgCode">[ ] </text:span>Generate order and order detail data
</text:p>
        </text:list-item>
        <text:list-item>
          <text:p text:style-name="Text_20_body"><text:span text:style-name="OrgCode">[ ] </text:span>Perform queries across relationships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2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created_at</text:p>
      <text:p text:style-name="OrgSrcBlock"><text:s/><text:s/><text:s/><text:s/>updated_at</text:p>
      <text:p text:style-name="OrgSrcBlock"><text:s/><text:s/><text:s/><text:s/>orders<text:s/>{</text:p>
      <text:p text:style-name="OrgSrcBlock"><text:s/><text:s/><text:s/><text:s/><text:s/><text:s/>id</text:p>
      <text:p text:style-name="OrgSrcBlock"><text:s/><text:s/><text:s/><text:s/><text:s/><text:s/>created_at</text:p>
      <text:p text:style-name="OrgSrcBlock"><text:s/><text:s/><text:s/><text:s/><text:s/><text:s/>updated_at</text:p>
      <text:p text:style-name="OrgSrcBlock"><text:s/><text:s/><text:s/><text:s/><text:s/><text:s/>order_details<text:s/>{</text:p>
      <text:p text:style-name="OrgSrcBlock"><text:tab/>id</text:p>
      <text:p text:style-name="OrgSrcBlock"><text:tab/>created_at</text:p>
      <text:p text:style-name="OrgSrcBlock"><text:tab/>updated_at</text:p>
      <text:p text:style-name="OrgSrcBlock"><text:tab/>units</text:p>
      <text:p text:style-name="OrgSrcBlock"><text:tab/>product<text:s/>{</text:p>
      <text:p text:style-name="OrgSrcBlock"><text:tab/><text:s/><text:s/>id</text:p>
      <text:p text:style-name="OrgSrcBlock"><text:tab/><text:s/><text:s/>name</text:p>
      <text:p text:style-name="OrgSrcBlock"><text:tab/><text:s/><text:s/>created_at</text:p>
      <text:p text:style-name="OrgSrcBlock"><text:tab/><text:s/><text:s/>updated_at</text:p>
      <text:p text:style-name="OrgSrcBlock"><text:tab/><text:s/><text:s/>price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5de81f7"/>
<text:bookmark text:name="org5de81f7"/><text:span text:style-name="OrgTodo">TODO</text:span> Remote Relationships<text:tab/><text:span text:style-name="OrgTags">[<text:span text:style-name="OrgTag">DOES_NOT_INVOLVE_DB</text:span>]</text:span>
<text:bookmark-end text:name="OrgXref.org5de81f7"/></text:h>
      <text:h text:style-name="Heading_20_3" text:outline-level="3" text:is-list-header="false">
<text:bookmark-start text:name="OrgXref.orga8805e9"/>
<text:bookmark text:name="orga8805e9"/><text:span text:style-name="OrgDone">DONE</text:span> Extend with Views
<text:bookmark-end text:name="OrgXref.orga8805e9"/></text:h>
      <text:list text:style-name="OrgBulletedList" text:continue-numbering="false">
        <text:list-item>
          <text:p text:style-name="Text_20_body"><text:span text:style-name="OrgCode">[ ] </text:span>Add account<text:span text:style-name="OrgSubscript">summary</text:span> view and relationships
</text:p>
        </text:list-item>
        <text:list-item>
          <text:p text:style-name="Text_20_body"><text:span text:style-name="OrgCode">[ ] </text:span>Query across table and view relationships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summary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sum</text:p>
      <text:p text:style-name="OrgSrcBlock"><text:s/><text:s/><text:s/><text:s/>account<text:s/>{</text:p>
      <text:p text:style-name="OrgSrcBlock"><text:s/><text:s/><text:s/><text:s/><text:s/><text:s/>name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d44d416"/>
<text:bookmark text:name="orgd44d416"/><text:span text:style-name="OrgDone">DONE</text:span> Extend with SQL Functions
<text:bookmark-end text:name="OrgXref.orgd44d416"/></text:h>
      <text:list text:style-name="OrgBulletedList" text:continue-numbering="false">
        <text:list-item>
          <text:p text:style-name="Text_20_body"><text:span text:style-name="OrgCode">[ ] </text:span>Add search functions
</text:p>
        </text:list-item>
        <text:list-item>
          <text:p text:style-name="Text_20_body"><text:span text:style-name="OrgCode">[ ] </text:span>Query search functions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product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<text:p text:style-name="OrgSrcBlock"><text:s/><text:s/><text:s/><text:s/>name</text:p>
      <text:p text:style-name="OrgSrcBlock"><text:s/><text:s/><text:s/><text:s/>price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product_fuzzy_search(<text:span text:style-name="OrgSrcFontLockVariableNameFace">args</text:span>:<text:s/>{<text:span text:style-name="OrgSrcFontLockVariableNameFace">search</text:span>:<text:s/><text:span text:style-name="OrgSrcFontLockStringFace">"apple"</text:span>})<text:s/>{</text:p>
      <text:p text:style-name="OrgSrcBlock"><text:s/><text:s/><text:s/><text:s/>name</text:p>
      <text:p text:style-name="OrgSrcBlock"><text:s/><text:s/><text:s/><text:s/>price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9cea581"/>
<text:bookmark text:name="org9cea581"/><text:span text:style-name="OrgDone">DONE</text:span> Default field values
<text:bookmark-end text:name="OrgXref.org9cea581"/></text:h>
      <text:h text:style-name="Heading_20_3" text:outline-level="3" text:is-list-header="false">
<text:bookmark-start text:name="OrgXref.org35cabfb"/>
<text:bookmark text:name="org35cabfb"/><text:span text:style-name="OrgDone">DONE</text:span> Enum type fields
<text:bookmark-end text:name="OrgXref.org35cabfb"/></text:h>
      <text:list text:style-name="OrgBulletedList" text:continue-numbering="false">
        <text:list-item>
          <text:p text:style-name="Text_20_body"><text:span text:style-name="OrgCode">[ ] </text:span>Create a native Postgres enum type for order status.
</text:p>
        </text:list-item>
        <text:list-item>
          <text:p text:style-name="Text_20_body"><text:span text:style-name="OrgCode">[ ] </text:span>Create a enum table for region and track it as order sales<text:span text:style-name="OrgSubscript">region</text:span>.
</text:p>
        </text:list-item>
      </text:list>
      <text:h text:style-name="Heading_20_3" text:outline-level="3" text:is-list-header="false">
<text:bookmark-start text:name="OrgXref.org02bce19"/>
<text:bookmark text:name="org02bce19"/><text:span text:style-name="OrgDone">DONE</text:span> Computed fields
<text:bookmark-end text:name="OrgXref.org02bce19"/></text:h>
      <text:list text:style-name="OrgBulletedList" text:continue-numbering="false">
        <text:list-item>
          <text:p text:style-name="Text_20_body"><text:span text:style-name="OrgCode">[ ] </text:span>Add product<text:span text:style-name="OrgSubscript">sku</text:span> function and track it as a computed field
</text:p>
        </text:list-item>
        <text:list-item>
          <text:p text:style-name="Text_20_body"><text:span text:style-name="OrgCode">[ ] </text:span>Query product table with computed field
</text:p>
        </text:list-item>
      </text:list>
      <text:p text:style-name="OrgSrcBlock">query<text:s/>{</text:p>
      <text:p text:style-name="OrgSrcBlock"><text:s/><text:s/>product(<text:span text:style-name="OrgSrcFontLockVariableNameFace">limit</text:span>:<text:s/><text:span text:style-name="OrgSrcFontLockTypeFace">10</text:span>)<text:s/>{</text:p>
      <text:p text:style-name="OrgSrcBlock"><text:s/><text:s/><text:s/><text:s/>id</text:p>
      <text:p text:style-name="OrgSrcBlock"><text:s/><text:s/><text:s/><text:s/>name</text:p>
      <text:p text:style-name="OrgSrcBlock"><text:s/><text:s/><text:s/><text:s/>price</text:p>
      <text:p text:style-name="OrgSrcBlock"><text:s/><text:s/><text:s/><text:s/>sku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eb0ea6d"/>
<text:bookmark text:name="orgeb0ea6d"/><text:span text:style-name="OrgDone">DONE</text:span> Customize auto-generated fields<text:tab/><text:span text:style-name="OrgTags">[<text:span text:style-name="OrgTag">DOES_NOT_INVOLVE_DB</text:span>]</text:span>
<text:bookmark-end text:name="OrgXref.orgeb0ea6d"/></text:h>
      <text:list text:style-name="OrgBulletedList" text:continue-numbering="false">
        <text:list-item>
          <text:p text:style-name="Text_20_body"><text:span text:style-name="OrgCode">[ ] </text:span>Change order.status to order.state for the GraphQL field name
</text:p>
        </text:list-item>
      </text:list>
      <text:h text:style-name="Heading_20_3" text:outline-level="3" text:is-list-header="false">
<text:bookmark-start text:name="OrgXref.org6f774b2"/>
<text:bookmark text:name="org6f774b2"/><text:span text:style-name="OrgDone">DONE</text:span> Data validations
<text:bookmark-end text:name="OrgXref.org6f774b2"/></text:h>
      <text:list text:style-name="OrgBulletedList" text:continue-numbering="false">
        <text:list-item>
          <text:p text:style-name="Text_20_body"><text:span text:style-name="OrgCode">[ ] </text:span>Add non<text:span text:style-name="OrgSubscript">negative</text:span><text:span text:style-name="OrgSubscript">price</text:span> check constraint
</text:p>
        </text:list-item>
        <text:list-item>
          <text:p text:style-name="Text_20_body"><text:span text:style-name="OrgCode">[ ] </text:span>Attempt mutations with and without negative prices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Chilli<text:s/>Paste,<text:s/>Sambal<text:s/>Oelek"</text:span>}},<text:s/>_set:<text:s/>{price:<text:s/><text:span text:style-name="OrgSrcFontLockTypeFace">10</text:span>})<text:s/>{</text:p>
      <text:p text:style-name="OrgSrcBlock"><text:s/><text:s/><text:s/><text:s/>affected_rows</text:p>
      <text:p text:style-name="OrgSrcBlock"><text:s/><text:s/>}</text:p>
      <text:p text:style-name="OrgSrcBlockLastLine">}</text:p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product(<text:span text:style-name="OrgSrcFontLockVariableNameFace">where</text:span>:<text:s/>{<text:span text:style-name="OrgSrcFontLockVariableNameFace">name</text:span>:<text:s/>{_eq:<text:s/><text:span text:style-name="OrgSrcFontLockStringFace">"Pastry<text:s/>-<text:s/>Raisin<text:s/>Muffin<text:s/>-<text:s/>Mini"</text:span>}},<text:s/>_set:<text:s/>{price:<text:s/><text:span text:style-name="OrgSrcFontLockTypeFace">-10</text:span>})<text:s/>{</text:p>
      <text:p text:style-name="OrgSrcBlock"><text:s/><text:s/><text:s/><text:s/>affected_rows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812f473"/>
<text:bookmark text:name="org812f473"/><text:span text:style-name="OrgDone">DONE</text:span> Using an existing database
<text:bookmark-end text:name="OrgXref.org812f473"/></text:h>
      <text:h text:style-name="Heading_20_3" text:outline-level="3" text:is-list-header="false">
<text:bookmark-start text:name="OrgXref.org41c2c30"/>
<text:bookmark text:name="org41c2c30"/><text:span text:style-name="OrgDone">DONE</text:span> Relay Schema<text:tab/><text:span text:style-name="OrgTags">[<text:span text:style-name="OrgTag">DOES_NOT_INVOLVE_DB</text:span>]</text:span>
<text:bookmark-end text:name="OrgXref.org41c2c30"/></text:h>
      <text:list text:style-name="OrgBulletedList" text:continue-numbering="false">
        <text:list-item>
          <text:p text:style-name="Text_20_body"><text:span text:style-name="OrgCode">[ ] </text:span>Turn on the Relay API in the Console
</text:p>
        </text:list-item>
      </text:list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connection(<text:span text:style-name="OrgSrcFontLockVariableNameFace">first</text:span>:<text:s/><text:span text:style-name="OrgSrcFontLockTypeFace">10</text:span>)<text:s/>{</text:p>
      <text:p text:style-name="OrgSrcBlock"><text:s/><text:s/><text:s/><text:s/>edges<text:s/>{</text:p>
      <text:p text:style-name="OrgSrcBlock"><text:s/><text:s/><text:s/><text:s/><text:s/><text:s/>node<text:s/>{</text:p>
      <text:p text:style-name="OrgSrcBlock"><text:tab/>name</text:p>
      <text:p text:style-name="OrgSrcBlock"><text:tab/>orders<text:s/>{</text:p>
      <text:p text:style-name="OrgSrcBlock"><text:tab/><text:s/><text:s/>id</text:p>
      <text:p text:style-name="OrgSrcBlock"><text:tab/><text:s/><text:s/>sales_region<text:s/>{</text:p>
      <text:p text:style-name="OrgSrcBlock"><text:tab/><text:s/><text:s/><text:s/><text:s/>description</text:p>
      <text:p text:style-name="OrgSrcBlock"><text:tab/><text:s/><text:s/>}</text:p>
      <text:p text:style-name="OrgSrcBlock"><text:tab/><text:s/><text:s/>order_details<text:s/>{</text:p>
      <text:p text:style-name="OrgSrcBlock"><text:tab/><text:s/><text:s/><text:s/><text:s/>units</text:p>
      <text:p text:style-name="OrgSrcBlock"><text:tab/><text:s/><text:s/><text:s/><text:s/>product<text:s/>{</text:p>
      <text:p text:style-name="OrgSrcBlock"><text:tab/><text:s/><text:s/><text:s/><text:s/><text:s/><text:s/>name</text:p>
      <text:p text:style-name="OrgSrcBlock"><text:tab/><text:s/><text:s/><text:s/><text:s/><text:s/><text:s/>price</text:p>
      <text:p text:style-name="OrgSrcBlock"><text:tab/><text:s/><text:s/><text:s/><text:s/><text:s/><text:s/>sku</text:p>
      <text:p text:style-name="OrgSrcBlock"><text:tab/><text:s/><text:s/><text:s/><text:s/>}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<text:s/><text:s/>cursor</text:p>
      <text:p text:style-name="OrgSrcBlock"><text:s/><text:s/><text:s/><text:s/>}</text:p>
      <text:p text:style-name="OrgSrcBlock"><text:s/><text:s/>}</text:p>
      <text:p text:style-name="OrgSrcBlockLastLine">}</text:p>
      <text:h text:style-name="Heading_20_2" text:outline-level="2" text:is-list-header="false">
<text:bookmark-start text:name="OrgXref.orgf3bba01"/>
<text:bookmark text:name="orgf3bba01"/>Queries
<text:bookmark-end text:name="OrgXref.orgf3bba01"/></text:h>
      <text:h text:style-name="Heading_20_3" text:outline-level="3" text:is-list-header="false">
<text:bookmark-start text:name="OrgXref.org1f1d2bb"/>
<text:bookmark text:name="org1f1d2bb"/><text:span text:style-name="OrgDone">DONE</text:span> Simple object queries
<text:bookmark-end text:name="OrgXref.org1f1d2bb"/></text:h>
      <text:h text:style-name="Heading_20_3" text:outline-level="3" text:is-list-header="false">
<text:bookmark-start text:name="OrgXref.org81405ea"/>
<text:bookmark text:name="org81405ea"/><text:span text:style-name="OrgDone">DONE</text:span> Nested object queries
<text:bookmark-end text:name="OrgXref.org81405ea"/></text:h>
      <text:h text:style-name="Heading_20_3" text:outline-level="3" text:is-list-header="false">
<text:bookmark-start text:name="OrgXref.org76c96be"/>
<text:bookmark text:name="org76c96be"/><text:span text:style-name="OrgDone">DONE</text:span> Aggregation queries
<text:bookmark-end text:name="OrgXref.org76c96be"/></text:h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_aggregate<text:s/>{</text:p>
      <text:p text:style-name="OrgSrcBlock"><text:s/><text:s/><text:s/><text:s/>aggregate<text:s/>{</text:p>
      <text:p text:style-name="OrgSrcBlock"><text:s/><text:s/><text:s/><text:s/><text:s/><text:s/>count</text:p>
      <text:p text:style-name="OrgSrcBlock"><text:s/><text:s/><text:s/><text:s/>}</text:p>
      <text:p text:style-name="OrgSrcBlock"><text:s/><text:s/>}</text:p>
      <text:p text:style-name="OrgSrcBlockLastLine">}</text:p>
      <text:p text:style-name="OrgSrcBlock"><text:span text:style-name="OrgSrcFontLockKeywordFace">query</text:span><text:s/><text:span text:style-name="OrgSrcFontLockFunctionNameFace">MyQuery</text:span><text:s/>{</text:p>
      <text:p text:style-name="OrgSrcBlock"><text:s/><text:s/>account(<text:span text:style-name="OrgSrcFontLockVariableNameFace">limit</text:span>:<text:s/><text:span text:style-name="OrgSrcFontLockTypeFace">10</text:span>)<text:s/>{</text:p>
      <text:p text:style-name="OrgSrcBlock"><text:s/><text:s/><text:s/><text:s/>orders<text:s/>{</text:p>
      <text:p text:style-name="OrgSrcBlock"><text:s/><text:s/><text:s/><text:s/><text:s/><text:s/>order_details_aggregate<text:s/>{</text:p>
      <text:p text:style-name="OrgSrcBlock"><text:tab/>aggregate<text:s/>{</text:p>
      <text:p text:style-name="OrgSrcBlock"><text:tab/><text:s/><text:s/>sum<text:s/>{</text:p>
      <text:p text:style-name="OrgSrcBlock"><text:tab/><text:s/><text:s/><text:s/><text:s/>units</text:p>
      <text:p text:style-name="OrgSrcBlock"><text:tab/><text:s/><text:s/>}</text:p>
      <text:p text:style-name="OrgSrcBlock"><text:tab/>}</text:p>
      <text:p text:style-name="OrgSrcBlock"><text:s/><text:s/><text:s/><text:s/><text:s/><text:s/>}</text:p>
      <text:p text:style-name="OrgSrcBlock"><text:s/><text:s/><text:s/><text:s/>}</text:p>
      <text:p text:style-name="OrgSrcBlock"><text:s/><text:s/>}</text:p>
      <text:p text:style-name="OrgSrcBlockLastLine">}</text:p>
      <text:h text:style-name="Heading_20_3" text:outline-level="3" text:is-list-header="false">
<text:bookmark-start text:name="OrgXref.org5821787"/>
<text:bookmark text:name="org5821787"/><text:span text:style-name="OrgDone">DONE</text:span> Filter query results / search queries
<text:bookmark-end text:name="OrgXref.org5821787"/></text:h>
      <text:h text:style-name="Heading_20_3" text:outline-level="3" text:is-list-header="false">
<text:bookmark-start text:name="OrgXref.org4f5e08f"/>
<text:bookmark text:name="org4f5e08f"/><text:span text:style-name="OrgDone">DONE</text:span> Sort query results
<text:bookmark-end text:name="OrgXref.org4f5e08f"/></text:h>
      <text:h text:style-name="Heading_20_3" text:outline-level="3" text:is-list-header="false">
<text:bookmark-start text:name="OrgXref.org8395ef1"/>
<text:bookmark text:name="org8395ef1"/><text:span text:style-name="OrgDone">DONE</text:span> Distinct query results
<text:bookmark-end text:name="OrgXref.org8395ef1"/></text:h>
      <text:h text:style-name="Heading_20_3" text:outline-level="3" text:is-list-header="false">
<text:bookmark-start text:name="OrgXref.org242ea9c"/>
<text:bookmark text:name="org242ea9c"/><text:span text:style-name="OrgTodo">TODO</text:span> Using multiple arguments<text:tab/><text:span text:style-name="OrgTags">[<text:span text:style-name="OrgTag">DOES_NOT_INVOLVE_DB</text:span>]</text:span>
<text:bookmark-end text:name="OrgXref.org242ea9c"/></text:h>
      <text:h text:style-name="Heading_20_3" text:outline-level="3" text:is-list-header="false">
<text:bookmark-start text:name="OrgXref.org16c454a"/>
<text:bookmark text:name="org16c454a"/><text:span text:style-name="OrgTodo">TODO</text:span> Multiple queries in a request<text:tab/><text:span text:style-name="OrgTags">[<text:span text:style-name="OrgTag">DOES_NOT_INVOLVE_DB</text:span>]</text:span>
<text:bookmark-end text:name="OrgXref.org16c454a"/></text:h>
      <text:h text:style-name="Heading_20_3" text:outline-level="3" text:is-list-header="false">
<text:bookmark-start text:name="OrgXref.org04dd683"/>
<text:bookmark text:name="org04dd683"/><text:span text:style-name="OrgTodo">TODO</text:span> Using variables / aliases / fragments / directives<text:tab/><text:span text:style-name="OrgTags">[<text:span text:style-name="OrgTag">DOES_NOT_INVOLVE_DB</text:span>]</text:span>
<text:bookmark-end text:name="OrgXref.org04dd683"/></text:h>
      <text:h text:style-name="Heading_20_3" text:outline-level="3" text:is-list-header="false">
<text:bookmark-start text:name="OrgXref.org19b0763"/>
<text:bookmark text:name="org19b0763"/><text:span text:style-name="OrgTodo">TODO</text:span> Query performance
<text:bookmark-end text:name="OrgXref.org19b0763"/></text:h>
      <text:h text:style-name="Heading_20_2" text:outline-level="2" text:is-list-header="false">
<text:bookmark-start text:name="OrgXref.org597c3cd"/>
<text:bookmark text:name="org597c3cd"/>Mutations
<text:bookmark-end text:name="OrgXref.org597c3cd"/></text:h>
      <text:h text:style-name="Heading_20_3" text:outline-level="3" text:is-list-header="false">
<text:bookmark-start text:name="OrgXref.org4570d12"/>
<text:bookmark text:name="org4570d12"/><text:span text:style-name="OrgDone">DONE</text:span> Insert
<text:bookmark-end text:name="OrgXref.org4570d12"/></text:h>
      <text:h text:style-name="Heading_20_3" text:outline-level="3" text:is-list-header="false">
<text:bookmark-start text:name="OrgXref.orgbccf1bf"/>
<text:bookmark text:name="orgbccf1bf"/><text:span text:style-name="OrgTodo">TODO</text:span> Upsert
<text:bookmark-end text:name="OrgXref.orgbccf1bf"/></text:h>
      <text:h text:style-name="Heading_20_3" text:outline-level="3" text:is-list-header="false">
<text:bookmark-start text:name="OrgXref.org9f9f119"/>
<text:bookmark text:name="org9f9f119"/><text:span text:style-name="OrgDone">DONE</text:span> Update
<text:bookmark-end text:name="OrgXref.org9f9f119"/></text:h>
      <text:h text:style-name="Heading_20_3" text:outline-level="3" text:is-list-header="false">
<text:bookmark-start text:name="OrgXref.org60c6e04"/>
<text:bookmark text:name="org60c6e04"/><text:span text:style-name="OrgTodo">TODO</text:span> Delete
<text:bookmark-end text:name="OrgXref.org60c6e04"/></text:h>
      <text:h text:style-name="Heading_20_3" text:outline-level="3" text:is-list-header="false">
<text:bookmark-start text:name="OrgXref.orge6eb832"/>
<text:bookmark text:name="orge6eb832"/><text:span text:style-name="OrgTodo">TODO</text:span> Multiple mutations in a request
<text:bookmark-end text:name="OrgXref.orge6eb832"/></text:h>
      <text:h text:style-name="Heading_20_2" text:outline-level="2" text:is-list-header="false">
<text:bookmark-start text:name="OrgXref.org6422fd0"/>
<text:bookmark text:name="org6422fd0"/>Subscriptions
<text:bookmark-end text:name="OrgXref.org6422fd0"/></text:h>
      <text:h text:style-name="Heading_20_3" text:outline-level="3" text:is-list-header="false">
<text:bookmark-start text:name="OrgXref.org66f2294"/>
<text:bookmark text:name="org66f2294"/><text:span text:style-name="OrgDone">DONE</text:span> Live queries
<text:bookmark-end text:name="OrgXref.org66f2294"/></text:h>
      <text:h text:style-name="Heading_20_2" text:outline-level="2" text:is-list-header="false">
<text:bookmark-start text:name="OrgXref.orgd0df329"/>
<text:bookmark text:name="orgd0df329"/>Supported Postgres types
<text:bookmark-end text:name="OrgXref.orgd0df329"/></text:h>
      <text:h text:style-name="Heading_20_3" text:outline-level="3" text:is-list-header="false">
<text:bookmark-start text:name="OrgXref.orgfc60ea0"/>
<text:bookmark text:name="orgfc60ea0"/><text:span text:style-name="OrgDone">DONE</text:span> Perform inserts on the <text:span text:style-name="OrgCode">misc</text:span> table.
<text:bookmark-end text:name="OrgXref.orgfc60ea0"/></text:h>
      <text:p text:style-name="OrgSrcBlock">mutation<text:s/>{</text:p>
      <text:p text:style-name="OrgSrcBlock"><text:s/><text:s/>insert_misc(<text:span text:style-name="OrgSrcFontLockVariableNameFace">objects</text:span>:<text:s/>[</text:p>
      <text:p text:style-name="OrgSrcBlock"><text:s/><text:s/><text:s/><text:s/><text:s/><text:s/>{</text:p>
      <text:p text:style-name="OrgSrcBlock"><text:tab/><text:span text:style-name="OrgSrcFontLockVariableNameFace">bigint_field</text:span>:<text:s/><text:span text:style-name="OrgSrcFontLockTypeFace">1</text:span></text:p>
      <text:p text:style-name="OrgSrcBlock"><text:tab/>bigserial_field:<text:s/><text:span text:style-name="OrgSrcFontLockTypeFace">1</text:span></text:p>
      <text:p text:style-name="OrgSrcBlock"><text:tab/>boolean_field:<text:s/><text:span text:style-name="OrgSrcFontLockConstantFace">true</text:span></text:p>
      <text:p text:style-name="OrgSrcBlock"><text:tab/>box_field:<text:s/><text:span text:style-name="OrgSrcFontLockStringFace">"((0,0),(1,1))"</text:span></text:p>
      <text:p text:style-name="OrgSrcBlock"><text:tab/>bytea_field:<text:s/><text:span text:style-name="OrgSrcFontLockStringFace">"\\xDEADBEEF"</text:span></text:p>
      <text:p text:style-name="OrgSrcBlock"><text:tab/>character_field:<text:s/><text:span text:style-name="OrgSrcFontLockStringFace">"foo"</text:span></text:p>
      <text:p text:style-name="OrgSrcBlock"><text:tab/>character_varying_field:<text:s/><text:span text:style-name="OrgSrcFontLockStringFace">"bar"</text:span></text:p>
      <text:p text:style-name="OrgSrcBlock"><text:tab/>cidr_field:<text:s/><text:span text:style-name="OrgSrcFontLockStringFace">"192.168.100.128/25"</text:span></text:p>
      <text:p text:style-name="OrgSrcBlock"><text:tab/>circle_field:<text:s/><text:span text:style-name="OrgSrcFontLockStringFace">"0,0,1"</text:span></text:p>
      <text:p text:style-name="OrgSrcBlock"><text:tab/>date_field:<text:s/><text:span text:style-name="OrgSrcFontLockStringFace">"2022-01-01"</text:span></text:p>
      <text:p text:style-name="OrgSrcBlock"><text:tab/>double_precision_field:<text:s/><text:span text:style-name="OrgSrcFontLockTypeFace">9673143120</text:span>,</text:p>
      <text:p text:style-name="OrgSrcBlock"><text:tab/>inet_field:<text:s/><text:span text:style-name="OrgSrcFontLockStringFace">"192.168.0.1/24"</text:span></text:p>
      <text:p text:style-name="OrgSrcBlock"><text:tab/>integer_field:<text:s/><text:span text:style-name="OrgSrcFontLockTypeFace">1</text:span></text:p>
      <text:p text:style-name="OrgSrcBlock"><text:tab/>interval_field:<text:s/><text:span text:style-name="OrgSrcFontLockStringFace">"'1<text:s/>month<text:s/>ago'"</text:span></text:p>
      <text:p text:style-name="OrgSrcBlock"><text:tab/>json_field:<text:s/>{}</text:p>
      <text:p text:style-name="OrgSrcBlock"><text:tab/>jsonb_field:<text:s/>{}</text:p>
      <text:p text:style-name="OrgSrcBlock"><text:tab/>line_field:<text:s/><text:span text:style-name="OrgSrcFontLockStringFace">"0,0,1,1"</text:span></text:p>
      <text:p text:style-name="OrgSrcBlock"><text:tab/>lseg_field:<text:s/><text:span text:style-name="OrgSrcFontLockStringFace">"0,0,1,1"</text:span></text:p>
      <text:p text:style-name="OrgSrcBlock"><text:tab/>macaddr_field:<text:s/><text:span text:style-name="OrgSrcFontLockStringFace">"08:00:2b:01:02:03"</text:span></text:p>
      <text:p text:style-name="OrgSrcBlock"><text:tab/>macaddr8_field:<text:s/><text:span text:style-name="OrgSrcFontLockStringFace">"08:00:2b:01:02:03:04:05"</text:span></text:p>
      <text:p text:style-name="OrgSrcBlock"><text:tab/>money_field:<text:s/><text:span text:style-name="OrgSrcFontLockTypeFace">52093</text:span>.89</text:p>
      <text:p text:style-name="OrgSrcBlock"><text:tab/>numeric_field:<text:s/><text:span text:style-name="OrgSrcFontLockTypeFace">10</text:span></text:p>
      <text:p text:style-name="OrgSrcBlock"><text:tab/>path_field:<text:s/><text:span text:style-name="OrgSrcFontLockStringFace">"0,0,1,1,2,2,3,3,3,0,2,0,0,0"</text:span></text:p>
      <text:p text:style-name="OrgSrcBlock"><text:tab/>pg_lsn_field:<text:s/><text:span text:style-name="OrgSrcFontLockStringFace">"FFFFFFFF/FFFFFFFF"</text:span></text:p>
      <text:p text:style-name="OrgSrcBlock"><text:tab/>point_field:<text:s/><text:span text:style-name="OrgSrcFontLockStringFace">"0,0"</text:span></text:p>
      <text:p text:style-name="OrgSrcBlock"><text:tab/>polygon_field:<text:s/><text:span text:style-name="OrgSrcFontLockStringFace">"0,0,1,0,1,1,0,1"</text:span></text:p>
      <text:p text:style-name="OrgSrcBlock"><text:tab/>real_field:<text:s/><text:span text:style-name="OrgSrcFontLockTypeFace">3</text:span>.14159</text:p>
      <text:p text:style-name="OrgSrcBlock"><text:tab/>serial_field:<text:s/><text:span text:style-name="OrgSrcFontLockTypeFace">1</text:span></text:p>
      <text:p text:style-name="OrgSrcBlock"><text:tab/>smallint_field:<text:s/><text:span text:style-name="OrgSrcFontLockTypeFace">1</text:span></text:p>
      <text:p text:style-name="OrgSrcBlock"><text:tab/>smallserial_field:<text:s/><text:span text:style-name="OrgSrcFontLockTypeFace">1</text:span></text:p>
      <text:p text:style-name="OrgSrcBlock"><text:tab/>text_field:<text:s/><text:span text:style-name="OrgSrcFontLockStringFace">"abc"</text:span></text:p>
      <text:p text:style-name="OrgSrcBlock"><text:tab/>time_with_time_zone_field:<text:s/><text:span text:style-name="OrgSrcFontLockStringFace">"04:05:06<text:s/>PST"</text:span></text:p>
      <text:p text:style-name="OrgSrcBlock"><text:tab/>time_without_time_zone_field:<text:s/><text:span text:style-name="OrgSrcFontLockStringFace">"04:05:06"</text:span></text:p>
      <text:p text:style-name="OrgSrcBlock"><text:tab/>timestamp_with_time_zone_field:<text:s/><text:span text:style-name="OrgSrcFontLockStringFace">"2022-01-01<text:s/>04:05:06<text:s/>PST"</text:span></text:p>
      <text:p text:style-name="OrgSrcBlock"><text:tab/>timestamp_without_time_zone_field:<text:s/><text:span text:style-name="OrgSrcFontLockStringFace">"2022-01-01<text:s/>04:05:06"</text:span></text:p>
      <text:p text:style-name="OrgSrcBlock"><text:tab/>txid_snapshot_field:<text:s/><text:span text:style-name="OrgSrcFontLockStringFace">"566:566:"</text:span></text:p>
      <text:p text:style-name="OrgSrcBlock"><text:tab/>uuid_field:<text:s/><text:span text:style-name="OrgSrcFontLockStringFace">"61a41be6-4eb4-45a5-bfb5-b68c20e9ccde"</text:span></text:p>
      <text:p text:style-name="OrgSrcBlock"><text:tab/>xml_field:<text:s/><text:span text:style-name="OrgSrcFontLockStringFace">"&lt;?xml<text:s/>version=\"1.0\"?&gt;&lt;book&gt;&lt;title&gt;Manual&lt;/title&gt;&lt;chapter&gt;...&lt;/chapter&gt;&lt;/book&gt;"</text:span></text:p>
      <text:p text:style-name="OrgSrcBlock"><text:s/><text:s/><text:s/><text:s/><text:s/><text:s/>}</text:p>
      <text:p text:style-name="OrgSrcBlock"><text:s/><text:s/><text:s/><text:s/>])<text:s/>{</text:p>
      <text:p text:style-name="OrgSrcBlock"><text:s/><text:s/><text:s/><text:s/>returning<text:s/>{</text:p>
      <text:p text:style-name="OrgSrcBlock"><text:s/><text:s/><text:s/><text:s/><text:s/><text:s/>bigint_field</text:p>
      <text:p text:style-name="OrgSrcBlock"><text:s/><text:s/><text:s/><text:s/><text:s/><text:s/>bigserial_field</text:p>
      <text:p text:style-name="OrgSrcBlock"><text:s/><text:s/><text:s/><text:s/><text:s/><text:s/>boolean_field</text:p>
      <text:p text:style-name="OrgSrcBlock"><text:s/><text:s/><text:s/><text:s/><text:s/><text:s/>box_field</text:p>
      <text:p text:style-name="OrgSrcBlock"><text:s/><text:s/><text:s/><text:s/><text:s/><text:s/>bytea_field</text:p>
      <text:p text:style-name="OrgSrcBlock"><text:s/><text:s/><text:s/><text:s/><text:s/><text:s/>character_field</text:p>
      <text:p text:style-name="OrgSrcBlock"><text:s/><text:s/><text:s/><text:s/><text:s/><text:s/>character_varying_field</text:p>
      <text:p text:style-name="OrgSrcBlock"><text:s/><text:s/><text:s/><text:s/><text:s/><text:s/>cidr_field</text:p>
      <text:p text:style-name="OrgSrcBlock"><text:s/><text:s/><text:s/><text:s/><text:s/><text:s/>circle_field</text:p>
      <text:p text:style-name="OrgSrcBlock"><text:s/><text:s/><text:s/><text:s/><text:s/><text:s/>date_field</text:p>
      <text:p text:style-name="OrgSrcBlock"><text:s/><text:s/><text:s/><text:s/><text:s/><text:s/>double_precision_field</text:p>
      <text:p text:style-name="OrgSrcBlock"><text:s/><text:s/><text:s/><text:s/><text:s/><text:s/>inet_field</text:p>
      <text:p text:style-name="OrgSrcBlock"><text:s/><text:s/><text:s/><text:s/><text:s/><text:s/>integer_field</text:p>
      <text:p text:style-name="OrgSrcBlock"><text:s/><text:s/><text:s/><text:s/><text:s/><text:s/>interval_field</text:p>
      <text:p text:style-name="OrgSrcBlock"><text:s/><text:s/><text:s/><text:s/><text:s/><text:s/>json_field</text:p>
      <text:p text:style-name="OrgSrcBlock"><text:s/><text:s/><text:s/><text:s/><text:s/><text:s/>jsonb_field</text:p>
      <text:p text:style-name="OrgSrcBlock"><text:s/><text:s/><text:s/><text:s/><text:s/><text:s/>line_field</text:p>
      <text:p text:style-name="OrgSrcBlock"><text:s/><text:s/><text:s/><text:s/><text:s/><text:s/>lseg_field</text:p>
      <text:p text:style-name="OrgSrcBlock"><text:s/><text:s/><text:s/><text:s/><text:s/><text:s/>macaddr_field</text:p>
      <text:p text:style-name="OrgSrcBlock"><text:s/><text:s/><text:s/><text:s/><text:s/><text:s/>macaddr8_field</text:p>
      <text:p text:style-name="OrgSrcBlock"><text:s/><text:s/><text:s/><text:s/><text:s/><text:s/>money_field</text:p>
      <text:p text:style-name="OrgSrcBlock"><text:s/><text:s/><text:s/><text:s/><text:s/><text:s/>numeric_field</text:p>
      <text:p text:style-name="OrgSrcBlock"><text:s/><text:s/><text:s/><text:s/><text:s/><text:s/>path_field</text:p>
      <text:p text:style-name="OrgSrcBlock"><text:s/><text:s/><text:s/><text:s/><text:s/><text:s/>pg_lsn_field</text:p>
      <text:p text:style-name="OrgSrcBlock"><text:s/><text:s/><text:s/><text:s/><text:s/><text:s/>point_field</text:p>
      <text:p text:style-name="OrgSrcBlock"><text:s/><text:s/><text:s/><text:s/><text:s/><text:s/>polygon_field</text:p>
      <text:p text:style-name="OrgSrcBlock"><text:s/><text:s/><text:s/><text:s/><text:s/><text:s/>real_field</text:p>
      <text:p text:style-name="OrgSrcBlock"><text:s/><text:s/><text:s/><text:s/><text:s/><text:s/>serial_field</text:p>
      <text:p text:style-name="OrgSrcBlock"><text:s/><text:s/><text:s/><text:s/><text:s/><text:s/>smallint_field</text:p>
      <text:p text:style-name="OrgSrcBlock"><text:s/><text:s/><text:s/><text:s/><text:s/><text:s/>smallserial_field</text:p>
      <text:p text:style-name="OrgSrcBlock"><text:s/><text:s/><text:s/><text:s/><text:s/><text:s/>text_field</text:p>
      <text:p text:style-name="OrgSrcBlock"><text:s/><text:s/><text:s/><text:s/><text:s/><text:s/>time_with_time_zone_field</text:p>
      <text:p text:style-name="OrgSrcBlock"><text:s/><text:s/><text:s/><text:s/><text:s/><text:s/>time_without_time_zone_field</text:p>
      <text:p text:style-name="OrgSrcBlock"><text:s/><text:s/><text:s/><text:s/><text:s/><text:s/>timestamp_with_time_zone_field</text:p>
      <text:p text:style-name="OrgSrcBlock"><text:s/><text:s/><text:s/><text:s/><text:s/><text:s/>timestamp_without_time_zone_field</text:p>
      <text:p text:style-name="OrgSrcBlock"><text:s/><text:s/><text:s/><text:s/><text:s/><text:s/>txid_snapshot_field</text:p>
      <text:p text:style-name="OrgSrcBlock"><text:s/><text:s/><text:s/><text:s/><text:s/><text:s/>uuid_field</text:p>
      <text:p text:style-name="OrgSrcBlock"><text:s/><text:s/><text:s/><text:s/><text:s/><text:s/>xml_field</text:p>
      <text:p text:style-name="OrgSrcBlock"><text:s/><text:s/><text:s/><text:s/>}</text:p>
      <text:p text:style-name="OrgSrcBlock"><text:s/><text:s/>}</text:p>
      <text:p text:style-name="OrgSrcBlockLastLine">}</text:p>
      <text:h text:style-name="Heading_20_1" text:outline-level="1" text:is-list-header="false">
<text:bookmark-start text:name="OrgXref.org244276d"/>
<text:bookmark text:name="org244276d"/>Remote Schema
<text:bookmark-end text:name="OrgXref.org244276d"/></text:h>
      <text:h text:style-name="Heading_20_2" text:outline-level="2" text:is-list-header="false">
<text:bookmark-start text:name="OrgXref.org3945fad"/>
<text:bookmark text:name="org3945fad"/>Remote relationships
<text:bookmark-end text:name="OrgXref.org3945fad"/></text:h>
      <text:h text:style-name="Heading_20_3" text:outline-level="3" text:is-list-header="false">
<text:bookmark-start text:name="OrgXref.org12254b1"/>
<text:bookmark text:name="org12254b1"/><text:span text:style-name="OrgTodo">TODO</text:span> To remote database
<text:bookmark-end text:name="OrgXref.org12254b1"/></text:h>
      <text:h text:style-name="Heading_20_3" text:outline-level="3" text:is-list-header="false">
<text:bookmark-start text:name="OrgXref.org30c7cbb"/>
<text:bookmark text:name="org30c7cbb"/><text:span text:style-name="OrgTodo">TODO</text:span> To Remote Schema<text:tab/><text:span text:style-name="OrgTags">[<text:span text:style-name="OrgTag">DOES_NOT_INVOLVE_DB</text:span>]</text:span>
<text:bookmark-end text:name="OrgXref.org30c7cbb"/></text:h>
      <text:h text:style-name="Heading_20_2" text:outline-level="2" text:is-list-header="false">
<text:bookmark-start text:name="OrgXref.orgfb8d33e"/>
<text:bookmark text:name="orgfb8d33e"/>Authorization in remote schema
<text:bookmark-end text:name="OrgXref.orgfb8d33e"/></text:h>
      <text:h text:style-name="Heading_20_3" text:outline-level="3" text:is-list-header="false">
<text:bookmark-start text:name="OrgXref.orgd9db446"/>
<text:bookmark text:name="orgd9db446"/><text:span text:style-name="OrgTodo">TODO</text:span> Forwarding auth context to/from remote schema<text:tab/><text:span text:style-name="OrgTags">[<text:span text:style-name="OrgTag">DOES_NOT_INVOLVE_DB</text:span>]</text:span>
<text:bookmark-end text:name="OrgXref.orgd9db446"/></text:h>
      <text:h text:style-name="Heading_20_3" text:outline-level="3" text:is-list-header="false">
<text:bookmark-start text:name="OrgXref.org8cc36a0"/>
<text:bookmark text:name="org8cc36a0"/><text:span text:style-name="OrgTodo">TODO</text:span> Remote schema permissions<text:tab/><text:span text:style-name="OrgTags">[<text:span text:style-name="OrgTag">DOES_NOT_INVOLVE_DB</text:span>]</text:span>
<text:bookmark-end text:name="OrgXref.org8cc36a0"/></text:h>
      <text:h text:style-name="Heading_20_3" text:outline-level="3" text:is-list-header="false">
<text:bookmark-start text:name="OrgXref.orge2c6141"/>
<text:bookmark text:name="orge2c6141"/><text:span text:style-name="OrgTodo">TODO</text:span> Bypassing Hasura's auth for remote schema<text:tab/><text:span text:style-name="OrgTags">[<text:span text:style-name="OrgTag">DOES_NOT_INVOLVE_DB</text:span>]</text:span>
<text:bookmark-end text:name="OrgXref.orge2c6141"/></text:h>
      <text:h text:style-name="Heading_20_1" text:outline-level="1" text:is-list-header="false">
<text:bookmark-start text:name="OrgXref.org788ac13"/>
<text:bookmark text:name="org788ac13"/>Event Triggers
<text:bookmark-end text:name="OrgXref.org788ac13"/></text:h>
      <text:h text:style-name="Heading_20_2" text:outline-level="2" text:is-list-header="false">
<text:bookmark-start text:name="OrgXref.org8e1f079"/>
<text:bookmark text:name="org8e1f079"/>Creating an Event Trigger
<text:bookmark-end text:name="OrgXref.org8e1f079"/></text:h>
      <text:h text:style-name="Heading_20_3" text:outline-level="3" text:is-list-header="false">
<text:bookmark-start text:name="OrgXref.org27163a1"/>
<text:bookmark text:name="org27163a1"/><text:span text:style-name="OrgTodo">TODO</text:span> Create an insert trigger
<text:bookmark-end text:name="OrgXref.org27163a1"/></text:h>
      <text:h text:style-name="Heading_20_3" text:outline-level="3" text:is-list-header="false">
<text:bookmark-start text:name="OrgXref.org1ac3640"/>
<text:bookmark text:name="org1ac3640"/><text:span text:style-name="OrgTodo">TODO</text:span> Create an update trigger
<text:bookmark-end text:name="OrgXref.org1ac3640"/></text:h>
      <text:list text:style-name="OrgBulletedList" text:continue-numbering="false">
        <text:list-item>
          <text:p text:style-name="Text_20_body"><text:span text:style-name="OrgCode">[ ] </text:span>Perform a mutation to update an order
</text:p>
        </text:list-item>
        <text:list-item>
          <text:p text:style-name="Text_20_body"><text:span text:style-name="OrgCode">[ ] </text:span>Update an order from the Console
</text:p>
        </text:list-item>
      </text:list>
      <text:p text:style-name="OrgSrcBlock"><text:span text:style-name="OrgSrcFontLockKeywordFace">mutation</text:span><text:s/><text:span text:style-name="OrgSrcFontLockFunctionNameFace">MyMutation</text:span><text:s/>{</text:p>
      <text:p text:style-name="OrgSrcBlock"><text:s/><text:s/>update_order_by_pk(<text:span text:style-name="OrgSrcFontLockVariableNameFace">pk_columns</text:span>:<text:s/>{<text:span text:style-name="OrgSrcFontLockVariableNameFace">id</text:span>:<text:s/><text:span text:style-name="OrgSrcFontLockStringFace">"1564344e-e528-43de-b88e-dab9c3efa44e"</text:span>},<text:s/>_set:<text:s/>{state:<text:s/><text:span text:style-name="OrgSrcFontLockStringFace">"fulfilled"</text:span>})<text:s/>{</text:p>
      <text:p text:style-name="OrgSrcBlock"><text:s/><text:s/><text:s/><text:s/>id</text:p>
      <text:p text:style-name="OrgSrcBlock"><text:s/><text:s/><text:s/><text:s/>state</text:p>
      <text:p text:style-name="OrgSrcBlock"><text:s/><text:s/>}</text:p>
      <text:p text:style-name="OrgSrcBlockLastLine">}</text:p>
      <text:list text:style-name="OrgBulletedList" text:continue-numbering="false">
        <text:list-item>
          <text:p text:style-name="Text_20_body"><text:span text:style-name="OrgCode">[ ] </text:span>Check the events logs
</text:p>
        </text:list-item>
      </text:list>
      <text:h text:style-name="Heading_20_1" text:outline-level="1" text:is-list-header="false">
<text:bookmark-start text:name="OrgXref.orgba8c78a"/>
<text:bookmark text:name="orgba8c78a"/>Scheduled Triggers
<text:bookmark-end text:name="OrgXref.orgba8c78a"/></text:h>
      <text:h text:style-name="Heading_20_2" text:outline-level="2" text:is-list-header="false">
<text:bookmark-start text:name="OrgXref.org2399d45"/>
<text:bookmark text:name="org2399d45"/>Creating a chron trigger
<text:bookmark-end text:name="OrgXref.org2399d45"/></text:h>
      <text:h text:style-name="Heading_20_3" text:outline-level="3" text:is-list-header="false">
<text:bookmark-start text:name="OrgXref.org5d7d405"/>
<text:bookmark text:name="org5d7d405"/><text:span text:style-name="OrgTodo">TODO</text:span> Create a chron trigger
<text:bookmark-end text:name="OrgXref.org5d7d405"/></text:h>
      <text:list text:style-name="OrgBulletedList" text:continue-numbering="false">
        <text:list-item>
          <text:p text:style-name="Text_20_body"><text:span text:style-name="OrgCode">[ ] </text:span>Allow time to pass
</text:p>
        </text:list-item>
        <text:list-item>
          <text:p text:style-name="Text_20_body"><text:span text:style-name="OrgCode">[ ] </text:span>Check the events logs
</text:p>
        </text:list-item>
      </text:list>
      <text:h text:style-name="Heading_20_2" text:outline-level="2" text:is-list-header="false">
<text:bookmark-start text:name="OrgXref.orgbb32098"/>
<text:bookmark text:name="orgbb32098"/>Creating a one-off scheduled event
<text:bookmark-end text:name="OrgXref.orgbb32098"/></text:h>
      <text:h text:style-name="Heading_20_3" text:outline-level="3" text:is-list-header="false">
<text:bookmark-start text:name="OrgXref.org83d1d00"/>
<text:bookmark text:name="org83d1d00"/><text:span text:style-name="OrgTodo">TODO</text:span> Create a one-off scheduled event
<text:bookmark-end text:name="OrgXref.org83d1d00"/></text:h>
      <text:h text:style-name="Heading_20_2" text:outline-level="2" text:is-list-header="false">
<text:bookmark-start text:name="OrgXref.org8e246e0"/>
<text:bookmark text:name="org8e246e0"/>Cleaning up scheduled triggers data
<text:bookmark-end text:name="OrgXref.org8e246e0"/></text:h>
      <text:h text:style-name="Heading_20_3" text:outline-level="3" text:is-list-header="false">
<text:bookmark-start text:name="OrgXref.org7f10eec"/>
<text:bookmark text:name="org7f10eec"/><text:span text:style-name="OrgTodo">TODO</text:span> Clear Everything
<text:bookmark-end text:name="OrgXref.org7f10eec"/></text:h>
      <text:list text:style-name="OrgBulletedList" text:continue-numbering="false">
        <text:list-item>
          <text:p text:style-name="Text_20_body"><text:span text:style-name="OrgCode">[ ] </text:span>Cron triggers
</text:p>
          <text:p text:style-name="OrgSrcBlockLastLine"><text:span text:style-name="OrgSrcFontLockKeywordFace">DELETE</text:span><text:s/><text:span text:style-name="OrgSrcFontLockKeywordFace">FROM</text:span><text:s/>hdb_catalog.hdb_cron_events;</text:p>
        </text:list-item>
        <text:list-item>
          <text:p text:style-name="Text_20_body"><text:span text:style-name="OrgCode">[ ] </text:span>Scheduled events
</text:p>
          <text:p text:style-name="OrgSrcBlockLastLine"><text:span text:style-name="OrgSrcFontLockKeywordFace">DELETE</text:span><text:s/><text:span text:style-name="OrgSrcFontLockKeywordFace">FROM</text:span><text:s/>hdb_catalog.hdb_scheduled_events;</text:p>
        </text:list-item>
      </text:list>
      <text:h text:style-name="Heading_20_1" text:outline-level="1" text:is-list-header="false">
<text:bookmark-start text:name="OrgXref.org6a56093"/>
<text:bookmark text:name="org6a56093"/>Test Matrix
<text:bookmark-end text:name="OrgXref.org6a56093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Function</text:p>
              </table:table-cell>
              <table:table-cell table:style-name="OrgTblCellTB">
                <text:p text:style-name="OrgTableHeadingLeft">Test</text:p>
              </table:table-cell>
              <table:table-cell table:style-name="OrgTblCellTB">
                <text:p text:style-name="OrgTableHeadingLeft">Outcome</text:p>
              </table:table-cell>
              <table:table-cell table:style-name="OrgTblCellTB">
                <text:p text:style-name="OrgTableHeadingLeft">Comment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Remote Relationships</text:p>
              </table:table-cell>
              <table:table-cell table:style-name="OrgTblCellT">
                <text:p text:style-name="OrgTableContentsLeft">NO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Remote Schema connect to GraphQL servers</text:p>
              </table:table-cell>
            </table:table-row>
            <table:table-row>
              <table:table-cell table:style-name="OrgTblCell">
                <text:p text:style-name="OrgTableContentsLeft">Add Databa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dd tables and relationships in Consol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Perform CRUD operation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et up and use 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Manually add relationships to view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Query across view/table relationship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table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rack a function as a computed field and us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defaults for field valu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native enum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e a table as a Hasura enum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Customize field-names in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Data validation with a database constraint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using the Relay API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Simple object querie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Nested object queries (involves JOIN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Aggregation queries (coun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>We didn't test min, max, avg, etc.</text:p>
              </table:table-cell>
            </table:table-row>
            <table:table-row>
              <table:table-cell table:style-name="OrgTblCell">
                <text:p text:style-name="OrgTableContentsLeft">Filter queries (involves WHERE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Sort queries (involves ORDER BY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istinct queries (involves DISTINC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Limit queries (involves LIMIT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sing multiple argument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queries in a request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Multiple variables / aliases / fragments / directives</text:p>
              </table:table-cell>
              <table:table-cell table:style-name="OrgTblCell">
                <text:p text:style-name="OrgTableContentsLeft">NO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oesn't actually involve the DB</text:p>
              </table:table-cell>
            </table:table-row>
            <table:table-row>
              <table:table-cell table:style-name="OrgTblCell">
                <text:p text:style-name="OrgTableContentsLeft">INSERT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UPDATE (see "Perform CRUD operations in API" above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DELETE (see "Perform CRUD operations in API" abov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ON CONFLICT (an "upsert"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Multiple mutations in a reques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Subscriptions (Live Queries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Test all Postgres/Hasura types (mutation, query)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Remote Database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We forgot to test this!</text:p>
              </table:table-cell>
            </table:table-row>
            <table:table-row>
              <table:table-cell table:style-name="OrgTblCell">
                <text:p text:style-name="OrgTableContentsLeft">Creating event triggers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FAIL</text:p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reating a chron trigger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reating a one-off scheduled event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leaning up scheduled trigger data</text:p>
              </table:table-cell>
              <table:table-cell table:style-name="OrgTblCell">
                <text:p text:style-name="OrgTableContentsLeft">TBD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Needs a Hasura fix</text:p>
              </table:table-cell>
            </table:table-row>
            <table:table-row>
              <table:table-cell table:style-name="OrgTblCell">
                <text:p text:style-name="OrgTableContentsLeft">CI/CD: hasura metadata (apply, clear, reload, status)</text:p>
              </table:table-cell>
              <table:table-cell table:style-name="OrgTblCell">
                <text:p text:style-name="OrgTableContentsLeft">YES</text:p>
              </table:table-cell>
              <table:table-cell table:style-name="OrgTblCell">
                <text:p text:style-name="OrgTableContentsLeft">SUCCESS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CI/CD: hasura migrate (apply, apply –down all, delete)</text:p>
              </table:table-cell>
              <table:table-cell table:style-name="OrgTblCellB">
                <text:p text:style-name="OrgTableContentsLeft">YES</text:p>
              </table:table-cell>
              <table:table-cell table:style-name="OrgTblCellB">
                <text:p text:style-name="OrgTableContentsLeft">SUCCESS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9d51148"/>
<text:bookmark text:name="org9d51148"/>NOTES
<text:bookmark-end text:name="OrgXref.org9d51148"/></text:h>
      <text:list text:style-name="OrgDescriptionList" text:continue-numbering="false">
        <text:list-item>
          <text:p text:style-name="Text_20_body_20_bold">Test</text:p>
          <text:list text:style-name="OrgDescriptionList" text:continue-numbering="true">
            <text:list-item>
              <text:p text:style-name="Text_20_body">do we test this (YES, NO, TBD)
</text:p>
            </text:list-item>
          </text:list>
        </text:list-item>
        <text:list-item>
          <text:p text:style-name="Text_20_body_20_bold">YES</text:p>
          <text:list text:style-name="OrgDescriptionList" text:continue-numbering="true">
            <text:list-item>
              <text:p text:style-name="Text_20_body">we should test this (and have)
</text:p>
            </text:list-item>
          </text:list>
        </text:list-item>
        <text:list-item>
          <text:p text:style-name="Text_20_body_20_bold">NO</text:p>
          <text:list text:style-name="OrgDescriptionList" text:continue-numbering="true">
            <text:list-item>
              <text:p text:style-name="Text_20_body">we may not need to test this
</text:p>
            </text:list-item>
          </text:list>
        </text:list-item>
        <text:list-item>
          <text:p text:style-name="Text_20_body_20_bold">TBD</text:p>
          <text:list text:style-name="OrgDescriptionList" text:continue-numbering="true">
            <text:list-item>
              <text:p text:style-name="Text_20_body">we should test this (but have not yet, possibly because we
  cannot)
</text:p>
            </text:list-item>
          </text:list>
        </text:list-item>
        <text:list-item>
          <text:p text:style-name="Text_20_body_20_bold">SUCCESS</text:p>
          <text:list text:style-name="OrgDescriptionList" text:continue-numbering="true">
            <text:list-item>
              <text:p text:style-name="Text_20_body">we tested it and it passed
</text:p>
            </text:list-item>
          </text:list>
        </text:list-item>
        <text:list-item>
          <text:p text:style-name="Text_20_body_20_bold">FAIL</text:p>
          <text:list text:style-name="OrgDescriptionList" text:continue-numbering="true">
            <text:list-item>
              <text:p text:style-name="Text_20_body">we tested it and it did not pass
</text:p>
            </text:list-item>
          </text:list>
        </text:list-item>
        <text:list-item>
          <text:p text:style-name="Text_20_body_20_bold">"We forgot to test this!"</text:p>
          <text:list text:style-name="OrgDescriptionList" text:continue-numbering="true">
            <text:list-item>
              <text:p text:style-name="Text_20_body">either we forgot, or we suspect we may
  not need to (e.g. "Remote Database")
</text:p>
            </text:list-item>
          </text:list>
        </text:list-item>
        <text:list-item>
          <text:p text:style-name="Text_20_body_20_bold">"Doesn't actually involve the DB"</text:p>
          <text:list text:style-name="OrgDescriptionList" text:continue-numbering="true">
            <text:list-item>
              <text:p text:style-name="Text_20_body">a Hasura function which we
  believe shouldn't work differently on BDR, since the function
  doesn't actually interact with the database.
</text:p>
            </text:list-item>
          </text:list>
        </text:list-item>
        <text:list-item>
          <text:p text:style-name="Text_20_body_20_bold">"Needs a Hasura fix"</text:p>
          <text:list text:style-name="OrgDescriptionList" text:continue-numbering="true">
            <text:list-item>
              <text:p text:style-name="Text_20_body">either we have a FAIL test or a TBD test,
  because of an identified gap in Hasura that needs to be fixed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nstantFace" style:family="text">
      <style:text-properties fo:color="#8470ff"/>
    </style:style>
    <style:style style:name="OrgSrcFontLockStringFace" style:family="text">
      <style:text-properties fo:color="#ffc1c1"/>
    </style:style>
    <style:style style:name="OrgSrcFontLockTypeFace" style:family="text">
      <style:text-properties fo:color="#63b8ff"/>
    </style:style>
    <style:style style:name="OrgSrcFontLockVariableNameFace" style:family="text">
      <style:text-properties fo:color="#7fffd4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f5f5f5"/>
    </style:style>
    <style:style style:name="OrgSrcFontLockFunctionNameFace" style:family="text">
      <style:text-properties fo:color="#00fa9a"/>
    </style:style>
    <style:style style:name="OrgSrcFontLockKeywordFace" style:family="text">
      <style:text-properties fo:color="#00ff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 A. Ventimiglia</dc:creator>
    <meta:initial-creator>David A. Ventimiglia</meta:initial-creator>
    <dc:date>2022-06-03</dc:date>
    <meta:creation-date>2022-06-03</meta:creation-date>
    <meta:generator>Emacs 29.0.50 (Org mode 9.5.3)</meta:generator>
    <meta:keyword/>
    <dc:subject/>
    <dc:title>EDB Test Plan</dc:title>
  </office:meta>
</office:document-meta>
</file>